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icro-f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59" calcext:value-type="float">
            <text:p>559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7" calcext:value-type="float">
            <text:p>19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3:.B7])" office:value-type="float" office:value="801" calcext:value-type="float">
            <text:p>801</text:p>
          </table:table-cell>
          <table:table-cell table:formula="of:=SUM([.C3:.C7])" office:value-type="float" office:value="31" calcext:value-type="float">
            <text:p>31</text:p>
          </table:table-cell>
          <table:table-cell table:formula="of:=SUM([.D3:.D7])" office:value-type="float" office:value="31" calcext:value-type="float">
            <text:p>31</text:p>
          </table:table-cell>
          <table:table-cell table:formula="of:=SUM([.E3:.E7])" office:value-type="float" office:value="3297" calcext:value-type="float">
            <text:p>329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ecision</text:p>
          </table:table-cell>
          <table:table-cell table:formula="of:=[.B9]/([.B9]+[.D9])" office:value-type="float" office:value="0.962740384615385" calcext:value-type="float">
            <text:p>0.9627403846153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all</text:p>
          </table:table-cell>
          <table:table-cell table:formula="of:=[.B9]/([.B9]+[.C9])" office:value-type="float" office:value="0.962740384615385" calcext:value-type="float">
            <text:p>0.9627403846153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-F1</text:p>
          </table:table-cell>
          <table:table-cell table:formula="of:=2/(1/[.B11]+1/[.B12])" office:value-type="float" office:value="0.962740384615385" calcext:value-type="float">
            <text:p>0.96274038461538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12T01:23:18.889710247</dc:date>
    <meta:editing-duration>PT16M22S</meta:editing-duration>
    <meta:editing-cycles>2</meta:editing-cycles>
    <meta:generator>LibreOffice/7.3.7.2$Linux_X86_64 LibreOffice_project/30$Build-2</meta:generator>
    <meta:document-statistic meta:table-count="1" meta:cell-count="41" meta:object-count="0"/>
  </office:meta>
</office:document-meta>
</file>